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9eb27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officeooo:rsid="00116c25" officeooo:paragraph-rsid="003792e8" style:font-size-asian="12pt" style:font-size-complex="12pt"/>
    </style:style>
    <style:style style:name="P3" style:family="paragraph" style:parent-style-name="Standard">
      <style:text-properties style:font-name="DejaVu Sans Condensed" fo:font-size="12pt" fo:font-weight="normal" officeooo:rsid="004ec5a9" officeooo:paragraph-rsid="004ec5a9" style:font-size-asian="12pt" style:font-weight-asian="normal" style:font-size-complex="12pt" style:font-weight-complex="normal"/>
    </style:style>
    <style:style style:name="T1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2" style:family="text">
      <style:text-properties style:text-line-through-style="none" style:text-line-through-type="none" style:font-name="DejaVu Sans Condensed" fo:font-size="12pt" fo:font-weight="bold" officeooo:rsid="004b1f12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4c5787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4e17b5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4ec5a9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4fb453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4</text:span><text:span text:style-name="T6">0</text:span><text:span text:style-name="T5">1</text:span><text:span text:style-name="T1"> - </text:span><text:span text:style-name="T3">A/</text:span><text:span text:style-name="T2">A</text:span><text:span text:style-name="T4"> - </text:span><text:span text:style-name="T7">Cannon</text:span><text:span text:style-name="T8">, Hellfires</text:span></text:p>
      <text:p text:style-name="P2"/>
      <text:p text:style-name="P3">TOD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19T12:59:36.060000000</dc:date>
    <meta:editing-duration>PT10H23M34S</meta:editing-duration>
    <meta:editing-cycles>50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" meta:word-count="7" meta:character-count="33" meta:non-whitespace-character-count="28"/>
  </office:meta>
</office:document-meta>
</file>